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style:style style:name="P1" style:parent-style-name="Standaard" style:master-page-name="MP0" style:family="paragraph">
      <style:paragraph-properties fo:break-before="page"/>
      <style:text-properties fo:font-weight="bold" style:font-weight-asian="bold" style:font-weight-complex="bold"/>
    </style:style>
    <style:style style:name="P2" style:parent-style-name="Standaard" style:family="paragraph">
      <style:text-properties fo:font-weight="bold" style:font-weight-asian="bold" style:font-weight-complex="bold"/>
    </style:style>
    <style:style style:name="P3" style:parent-style-name="Standaard" style:family="paragraph">
      <style:paragraph-properties fo:margin-left="0.4916in">
        <style:tab-stops/>
      </style:paragraph-properties>
    </style:style>
    <style:style style:name="P4" style:parent-style-name="Standaard" style:family="paragraph">
      <style:paragraph-properties fo:margin-left="0.4916in">
        <style:tab-stops/>
      </style:paragraph-properties>
    </style:style>
    <style:style style:name="P5" style:parent-style-name="Standaard" style:family="paragraph">
      <style:text-properties fo:font-weight="bold" style:font-weight-asian="bold" style:font-weight-complex="bold"/>
    </style:style>
    <style:style style:name="P6" style:parent-style-name="Standaard" style:family="paragraph">
      <style:text-properties fo:font-weight="bold" style:font-weight-asian="bold" style:font-weight-complex="bold"/>
    </style:style>
    <style:style style:name="P7" style:parent-style-name="Standaard" style:family="paragraph">
      <style:paragraph-properties fo:break-before="page"/>
      <style:text-properties fo:font-weight="bold" style:font-weight-asian="bold" style:font-weight-complex="bold" fo:hyphenate="true"/>
    </style:style>
    <style:style style:name="P8" style:parent-style-name="Standaard" style:family="paragraph">
      <style:text-properties fo:font-weight="bold" style:font-weight-asian="bold" style:font-weight-complex="bold"/>
    </style:style>
    <style:style style:name="P9" style:parent-style-name="Lijstalinea" style:list-style-name="LFO1" style:family="paragraph"/>
    <style:style style:name="P10" style:parent-style-name="Lijstalinea" style:list-style-name="LFO1" style:family="paragraph"/>
    <style:style style:name="P11" style:parent-style-name="Lijstalinea" style:list-style-name="LFO2" style:family="paragraph"/>
    <style:style style:name="P12" style:parent-style-name="Lijstalinea" style:list-style-name="LFO2" style:family="paragraph"/>
    <style:style style:name="P13" style:parent-style-name="Lijstalinea" style:list-style-name="LFO2" style:family="paragraph"/>
    <style:style style:name="P14" style:parent-style-name="Lijstalinea" style:list-style-name="LFO2" style:family="paragraph"/>
    <style:style style:name="P15" style:parent-style-name="Lijstalinea" style:list-style-name="LFO2" style:family="paragraph"/>
    <style:style style:name="P16" style:parent-style-name="Standaard" style:family="paragraph">
      <style:text-properties fo:font-weight="bold" style:font-weight-asian="bold" style:font-weight-complex="bold"/>
    </style:style>
    <style:style style:name="P17" style:parent-style-name="Standaard" style:family="paragraph">
      <style:text-properties fo:font-weight="bold" style:font-weight-asian="bold" style:font-weight-complex="bold"/>
    </style:style>
    <style:style style:name="P18" style:parent-style-name="Lijstalinea" style:list-style-name="LFO2" style:family="paragraph"/>
    <style:style style:name="P19" style:parent-style-name="Lijstalinea" style:list-style-name="LFO2" style:family="paragraph"/>
    <style:style style:name="P20" style:parent-style-name="Lijstalinea" style:list-style-name="LFO2" style:family="paragraph"/>
    <style:style style:name="P21" style:parent-style-name="Standaard" style:family="paragraph">
      <style:text-properties fo:font-weight="bold" style:font-weight-asian="bold" style:font-weight-complex="bold"/>
    </style:style>
    <style:style style:name="P22" style:parent-style-name="Standaard" style:family="paragraph">
      <style:text-properties fo:font-weight="bold" style:font-weight-asian="bold" style:font-weight-complex="bold"/>
    </style:style>
    <style:style style:name="P23" style:parent-style-name="Standaard" style:family="paragraph">
      <style:text-properties fo:font-weight="bold" style:font-weight-asian="bold" style:font-weight-complex="bold"/>
    </style:style>
    <style:style style:name="P24" style:parent-style-name="Standaard" style:family="paragraph">
      <style:text-properties fo:font-weight="bold" style:font-weight-asian="bold" style:font-weight-complex="bold"/>
    </style:style>
    <style:style style:name="P25" style:parent-style-name="Standaard" style:family="paragraph">
      <style:paragraph-properties fo:margin-left="0.4916in">
        <style:tab-stops/>
      </style:paragraph-properties>
      <style:text-properties style:text-underline-type="single" style:text-underline-style="solid" style:text-underline-width="auto" style:text-underline-mode="continuous"/>
    </style:style>
    <style:style style:name="P26" style:parent-style-name="Standaard" style:family="paragraph">
      <style:paragraph-properties fo:margin-left="0.4916in">
        <style:tab-stops/>
      </style:paragraph-properties>
      <style:text-properties style:text-underline-type="single" style:text-underline-style="solid" style:text-underline-width="auto" style:text-underline-mode="continuous"/>
    </style:style>
    <style:style style:name="P27" style:parent-style-name="Standaard" style:family="paragraph">
      <style:paragraph-properties fo:margin-left="0.4916in">
        <style:tab-stops/>
      </style:paragraph-properties>
    </style:style>
    <style:style style:name="T28" style:parent-style-name="Standaardalinea-lettertype" style:family="text">
      <style:text-properties fo:font-weight="bold" style:font-weight-asian="bold" style:font-weight-complex="bold"/>
    </style:style>
    <style:style style:name="T29" style:parent-style-name="Standaardalinea-lettertype" style:family="text">
      <style:text-properties fo:font-weight="bold" style:font-weight-asian="bold" style:font-weight-complex="bold"/>
    </style:style>
    <style:style style:name="T30" style:parent-style-name="Standaardalinea-lettertype" style:family="text">
      <style:text-properties fo:font-weight="bold" style:font-weight-asian="bold" style:font-weight-complex="bold"/>
    </style:style>
    <style:style style:name="P31" style:parent-style-name="Standaard" style:family="paragraph">
      <style:text-properties fo:hyphenate="true"/>
    </style:style>
    <style:style style:name="P32" style:parent-style-name="Standaard" style:family="paragraph">
      <style:text-properties fo:font-weight="bold" style:font-weight-asian="bold" style:font-weight-complex="bold"/>
    </style:style>
    <style:style style:name="P33" style:parent-style-name="Lijstalinea" style:list-style-name="LFO2" style:family="paragraph"/>
    <style:style style:name="P34" style:parent-style-name="Lijstalinea" style:list-style-name="LFO2" style:family="paragraph"/>
    <style:style style:name="P35" style:parent-style-name="Lijstalinea" style:list-style-name="LFO2" style:family="paragraph"/>
    <style:style style:name="P36" style:parent-style-name="Standaard" style:family="paragraph">
      <style:text-properties fo:font-weight="bold" style:font-weight-asian="bold" style:font-weight-complex="bold"/>
    </style:style>
    <style:style style:name="P37" style:parent-style-name="Lijstalinea" style:list-style-name="LFO4" style:family="paragraph"/>
    <style:style style:name="P38" style:parent-style-name="Lijstalinea" style:list-style-name="LFO4" style:family="paragraph"/>
    <style:style style:name="P39" style:parent-style-name="Lijstalinea" style:list-style-name="LFO4" style:family="paragraph"/>
    <style:style style:name="P40" style:parent-style-name="Lijstalinea" style:list-style-name="LFO4" style:family="paragraph"/>
    <style:style style:name="P41" style:parent-style-name="Lijstalinea" style:list-style-name="LFO4" style:family="paragraph"/>
    <style:style style:name="P42" style:parent-style-name="Lijstalinea" style:list-style-name="LFO4" style:family="paragraph"/>
    <style:style style:name="P43" style:parent-style-name="Lijstalinea" style:list-style-name="LFO5" style:family="paragraph"/>
    <style:style style:name="P44" style:parent-style-name="Lijstalinea" style:family="paragraph">
      <style:paragraph-properties fo:margin-left="0.75in">
        <style:tab-stops/>
      </style:paragraph-properties>
    </style:style>
    <style:style style:name="P45" style:parent-style-name="Lijstalinea" style:family="paragraph">
      <style:paragraph-properties fo:margin-left="0.75in">
        <style:tab-stops/>
      </style:paragraph-properties>
    </style:style>
    <style:style style:name="P46" style:parent-style-name="Lijstalinea" style:family="paragraph">
      <style:paragraph-properties fo:margin-left="0.75in">
        <style:tab-stops/>
      </style:paragraph-properties>
    </style:style>
    <style:style style:name="P47" style:parent-style-name="Lijstalinea" style:list-style-name="LFO5" style:family="paragraph"/>
    <style:style style:name="T48" style:parent-style-name="Standaardalinea-lettertype" style:family="text">
      <style:text-properties fo:font-style="italic" style:font-style-asian="italic" style:font-style-complex="italic"/>
    </style:style>
    <style:style style:name="T49" style:parent-style-name="Standaardalinea-lettertype" style:family="text">
      <style:text-properties fo:font-style="italic" style:font-style-asian="italic" style:font-style-complex="italic"/>
    </style:style>
    <style:style style:name="T50" style:parent-style-name="Standaardalinea-lettertype" style:family="text">
      <style:text-properties fo:font-style="italic" style:font-style-asian="italic" style:font-style-complex="italic"/>
    </style:style>
    <style:style style:name="P51" style:parent-style-name="Lijstalinea" style:family="paragraph">
      <style:paragraph-properties fo:margin-left="0.75in">
        <style:tab-stops/>
      </style:paragraph-properties>
    </style:style>
    <style:style style:name="P52" style:parent-style-name="Lijstalinea" style:list-style-name="LFO5" style:family="paragraph"/>
    <style:style style:name="P53" style:parent-style-name="Lijstalinea" style:family="paragraph">
      <style:paragraph-properties fo:margin-left="0.75in">
        <style:tab-stops/>
      </style:paragraph-properties>
    </style:style>
    <style:style style:name="T54" style:parent-style-name="Standaardalinea-lettertype" style:family="text">
      <style:text-properties fo:font-style="italic" style:font-style-asian="italic" style:font-style-complex="italic"/>
    </style:style>
    <style:style style:name="T55" style:parent-style-name="Standaardalinea-lettertype" style:family="text">
      <style:text-properties fo:font-style="italic" style:font-style-asian="italic" style:font-style-complex="italic"/>
    </style:style>
    <style:style style:name="P56" style:parent-style-name="Lijstalinea" style:family="paragraph">
      <style:paragraph-properties fo:margin-left="0.75in">
        <style:tab-stops/>
      </style:paragraph-properties>
    </style:style>
    <style:style style:name="P57" style:parent-style-name="Lijstalinea" style:list-style-name="LFO5" style:family="paragraph"/>
    <style:style style:name="P58" style:parent-style-name="Standaard" style:family="paragraph">
      <style:paragraph-properties fo:margin-left="0.5in">
        <style:tab-stops/>
      </style:paragraph-properties>
    </style:style>
    <style:style style:name="P59" style:parent-style-name="Lijstalinea" style:list-style-name="LFO4" style:family="paragraph"/>
    <style:style style:name="P60" style:parent-style-name="Lijstalinea" style:list-style-name="LFO4" style:family="paragraph"/>
    <style:style style:name="P61" style:parent-style-name="Standaard" style:family="paragraph">
      <style:text-properties fo:font-weight="bold" style:font-weight-asian="bold" style:font-weight-complex="bold"/>
    </style:style>
    <style:style style:name="T62" style:parent-style-name="Standaardalinea-lettertype" style:family="text">
      <style:text-properties fo:font-style="italic" style:font-style-asian="italic" style:font-style-complex="italic"/>
    </style:style>
    <style:style style:name="T63" style:parent-style-name="Standaardalinea-lettertype" style:family="text">
      <style:text-properties fo:font-style="italic" style:font-style-asian="italic" style:font-style-complex="italic"/>
    </style:style>
    <style:style style:name="T64" style:parent-style-name="Standaardalinea-lettertype" style:family="text">
      <style:text-properties fo:font-style="italic" style:font-style-asian="italic" style:font-style-complex="italic"/>
    </style:style>
    <style:style style:name="T65" style:parent-style-name="Standaardalinea-lettertype" style:family="text">
      <style:text-properties fo:font-style="italic" style:font-style-asian="italic" style:font-style-complex="italic"/>
    </style:style>
    <style:style style:name="P66" style:parent-style-name="Standaard" style:family="paragraph">
      <style:text-properties fo:font-weight="bold" style:font-weight-asian="bold" style:font-weight-complex="bold"/>
    </style:style>
    <style:style style:name="P67" style:parent-style-name="Lijstalinea" style:list-style-name="LFO2" style:family="paragraph"/>
    <style:style style:name="P68" style:parent-style-name="Lijstalinea" style:list-style-name="LFO2" style:family="paragraph"/>
    <style:style style:name="T69" style:parent-style-name="Standaardalinea-lettertype" style:family="text">
      <style:text-properties fo:font-weight="bold" style:font-weight-asian="bold" style:font-weight-complex="bold"/>
    </style:style>
    <style:style style:name="T70" style:parent-style-name="Standaardalinea-lettertype" style:family="text">
      <style:text-properties fo:font-weight="bold" style:font-weight-asian="bold" style:font-weight-complex="bold"/>
    </style:style>
    <style:style style:name="T71" style:parent-style-name="Standaardalinea-lettertype" style:family="text">
      <style:text-properties fo:font-weight="bold" style:font-weight-asian="bold" style:font-weight-complex="bold"/>
    </style:style>
    <style:style style:name="T72" style:parent-style-name="Standaardalinea-lettertype" style:family="text">
      <style:text-properties fo:font-weight="bold" style:font-weight-asian="bold" style:font-weight-complex="bold"/>
    </style:style>
    <style:style style:name="T73" style:parent-style-name="Standaardalinea-lettertype" style:family="text">
      <style:text-properties fo:font-weight="bold" style:font-weight-asian="bold" style:font-weight-complex="bold"/>
    </style:style>
    <style:style style:name="T74" style:parent-style-name="Standaardalinea-lettertype" style:family="text">
      <style:text-properties fo:font-style="italic" style:font-style-asian="italic" style:font-style-complex="italic"/>
    </style:style>
    <style:style style:name="P75" style:parent-style-name="Lijstalinea" style:list-style-name="LFO2" style:family="paragraph"/>
    <style:style style:name="P76" style:parent-style-name="Lijstalinea" style:list-style-name="LFO2" style:family="paragraph"/>
    <style:style style:name="P77" style:parent-style-name="Standaard" style:family="paragraph">
      <style:paragraph-properties fo:break-before="page"/>
      <style:text-properties fo:font-weight="bold" style:font-weight-asian="bold" style:font-weight-complex="bold" fo:hyphenate="true"/>
    </style:style>
    <style:style style:name="P78" style:parent-style-name="Standaard" style:family="paragraph">
      <style:text-properties fo:font-weight="bold" style:font-weight-asian="bold" style:font-weight-complex="bold"/>
    </style:style>
    <style:style style:name="T79" style:parent-style-name="Standaardalinea-lettertype" style:family="text">
      <style:text-properties style:text-underline-type="single" style:text-underline-style="solid" style:text-underline-width="auto" style:text-underline-mode="continuous"/>
    </style:style>
    <style:style style:name="P80" style:parent-style-name="Lijstalinea" style:list-style-name="LFO2" style:family="paragraph"/>
    <style:style style:name="P81" style:parent-style-name="Lijstalinea" style:list-style-name="LFO2" style:family="paragraph"/>
    <style:style style:name="TableColumn83" style:family="table-column">
      <style:table-column-properties style:column-width="1.7687in"/>
    </style:style>
    <style:style style:name="TableColumn84" style:family="table-column">
      <style:table-column-properties style:column-width="2.4263in"/>
    </style:style>
    <style:style style:name="TableColumn85" style:family="table-column">
      <style:table-column-properties style:column-width="2.0979in"/>
    </style:style>
    <style:style style:name="Table82" style:family="table">
      <style:table-properties style:width="6.293in" fo:margin-left="0in" table:align="left"/>
    </style:style>
    <style:style style:name="TableRow86" style:family="table-row">
      <style:table-row-properties/>
    </style:style>
    <style:style style:name="TableCell87" style:family="table-cell">
      <style:table-cell-properties fo:border="0.0069in solid #000000" style:writing-mode="lr-tb" fo:padding-top="0in" fo:padding-left="0.075in" fo:padding-bottom="0in" fo:padding-right="0.075in"/>
    </style:style>
    <style:style style:name="P88" style:parent-style-name="Standaard" style:family="paragraph">
      <style:paragraph-properties fo:margin-bottom="0in"/>
    </style:style>
    <style:style style:name="TableCell89" style:family="table-cell">
      <style:table-cell-properties fo:border="0.0069in solid #000000" style:writing-mode="lr-tb" fo:padding-top="0in" fo:padding-left="0.075in" fo:padding-bottom="0in" fo:padding-right="0.075in"/>
    </style:style>
    <style:style style:name="P90" style:parent-style-name="Standaard" style:family="paragraph">
      <style:paragraph-properties fo:margin-bottom="0in"/>
      <style:text-properties fo:font-weight="bold" style:font-weight-asian="bold" style:font-weight-complex="bold"/>
    </style:style>
    <style:style style:name="TableCell91" style:family="table-cell">
      <style:table-cell-properties fo:border="0.0069in solid #000000" style:writing-mode="lr-tb" fo:padding-top="0in" fo:padding-left="0.075in" fo:padding-bottom="0in" fo:padding-right="0.075in"/>
    </style:style>
    <style:style style:name="P92" style:parent-style-name="Standaard" style:family="paragraph">
      <style:paragraph-properties fo:margin-bottom="0in"/>
      <style:text-properties fo:font-weight="bold" style:font-weight-asian="bold" style:font-weight-complex="bold"/>
    </style:style>
    <style:style style:name="TableRow93" style:family="table-row">
      <style:table-row-properties/>
    </style:style>
    <style:style style:name="TableCell94" style:family="table-cell">
      <style:table-cell-properties fo:border="0.0069in solid #000000" style:writing-mode="lr-tb" fo:padding-top="0in" fo:padding-left="0.075in" fo:padding-bottom="0in" fo:padding-right="0.075in"/>
    </style:style>
    <style:style style:name="P95" style:parent-style-name="Standaard" style:family="paragraph">
      <style:paragraph-properties fo:margin-bottom="0in"/>
      <style:text-properties fo:font-weight="bold" style:font-weight-asian="bold" style:font-weight-complex="bold"/>
    </style:style>
    <style:style style:name="TableCell96" style:family="table-cell">
      <style:table-cell-properties fo:border="0.0069in solid #000000" style:writing-mode="lr-tb" fo:padding-top="0in" fo:padding-left="0.075in" fo:padding-bottom="0in" fo:padding-right="0.075in"/>
    </style:style>
    <style:style style:name="P97" style:parent-style-name="Standaard" style:family="paragraph">
      <style:paragraph-properties fo:margin-bottom="0in"/>
    </style:style>
    <style:style style:name="TableCell98" style:family="table-cell">
      <style:table-cell-properties fo:border="0.0069in solid #000000" style:writing-mode="lr-tb" fo:padding-top="0in" fo:padding-left="0.075in" fo:padding-bottom="0in" fo:padding-right="0.075in"/>
    </style:style>
    <style:style style:name="P99" style:parent-style-name="Standaard" style:family="paragraph">
      <style:paragraph-properties fo:margin-bottom="0in"/>
    </style:style>
    <style:style style:name="TableRow100" style:family="table-row">
      <style:table-row-properties/>
    </style:style>
    <style:style style:name="TableCell101" style:family="table-cell">
      <style:table-cell-properties fo:border="0.0069in solid #000000" style:writing-mode="lr-tb" fo:padding-top="0in" fo:padding-left="0.075in" fo:padding-bottom="0in" fo:padding-right="0.075in"/>
    </style:style>
    <style:style style:name="P102" style:parent-style-name="Standaard" style:family="paragraph">
      <style:paragraph-properties fo:margin-bottom="0in"/>
      <style:text-properties fo:font-weight="bold" style:font-weight-asian="bold" style:font-weight-complex="bold"/>
    </style:style>
    <style:style style:name="TableCell103" style:family="table-cell">
      <style:table-cell-properties fo:border="0.0069in solid #000000" style:writing-mode="lr-tb" fo:padding-top="0in" fo:padding-left="0.075in" fo:padding-bottom="0in" fo:padding-right="0.075in"/>
    </style:style>
    <style:style style:name="P104" style:parent-style-name="Standaard" style:family="paragraph">
      <style:paragraph-properties fo:margin-bottom="0in"/>
    </style:style>
    <style:style style:name="TableCell105" style:family="table-cell">
      <style:table-cell-properties fo:border="0.0069in solid #000000" style:writing-mode="lr-tb" fo:padding-top="0in" fo:padding-left="0.075in" fo:padding-bottom="0in" fo:padding-right="0.075in"/>
    </style:style>
    <style:style style:name="P106" style:parent-style-name="Standaard" style:family="paragraph">
      <style:paragraph-properties fo:margin-bottom="0in"/>
    </style:style>
    <style:style style:name="TableRow107" style:family="table-row">
      <style:table-row-properties/>
    </style:style>
    <style:style style:name="TableCell108" style:family="table-cell">
      <style:table-cell-properties fo:border="0.0069in solid #000000" style:writing-mode="lr-tb" fo:padding-top="0in" fo:padding-left="0.075in" fo:padding-bottom="0in" fo:padding-right="0.075in"/>
    </style:style>
    <style:style style:name="P109" style:parent-style-name="Standaard" style:family="paragraph">
      <style:paragraph-properties fo:margin-bottom="0in"/>
      <style:text-properties fo:font-weight="bold" style:font-weight-asian="bold" style:font-weight-complex="bold"/>
    </style:style>
    <style:style style:name="TableCell110" style:family="table-cell">
      <style:table-cell-properties fo:border="0.0069in solid #000000" style:writing-mode="lr-tb" fo:padding-top="0in" fo:padding-left="0.075in" fo:padding-bottom="0in" fo:padding-right="0.075in"/>
    </style:style>
    <style:style style:name="P111" style:parent-style-name="Standaard" style:family="paragraph">
      <style:paragraph-properties fo:margin-bottom="0in"/>
    </style:style>
    <style:style style:name="TableCell112" style:family="table-cell">
      <style:table-cell-properties fo:border="0.0069in solid #000000" style:writing-mode="lr-tb" fo:padding-top="0in" fo:padding-left="0.075in" fo:padding-bottom="0in" fo:padding-right="0.075in"/>
    </style:style>
    <style:style style:name="P113" style:parent-style-name="Standaard" style:family="paragraph">
      <style:paragraph-properties fo:margin-bottom="0in"/>
    </style:style>
    <style:style style:name="TableRow114" style:family="table-row">
      <style:table-row-properties/>
    </style:style>
    <style:style style:name="TableCell115" style:family="table-cell">
      <style:table-cell-properties fo:border="0.0069in solid #000000" style:writing-mode="lr-tb" fo:padding-top="0in" fo:padding-left="0.075in" fo:padding-bottom="0in" fo:padding-right="0.075in"/>
    </style:style>
    <style:style style:name="P116" style:parent-style-name="Standaard" style:family="paragraph">
      <style:paragraph-properties fo:margin-bottom="0in"/>
      <style:text-properties fo:font-weight="bold" style:font-weight-asian="bold" style:font-weight-complex="bold"/>
    </style:style>
    <style:style style:name="TableCell117" style:family="table-cell">
      <style:table-cell-properties fo:border="0.0069in solid #000000" style:writing-mode="lr-tb" fo:padding-top="0in" fo:padding-left="0.075in" fo:padding-bottom="0in" fo:padding-right="0.075in"/>
    </style:style>
    <style:style style:name="P118" style:parent-style-name="Standaard" style:family="paragraph">
      <style:paragraph-properties fo:margin-bottom="0in"/>
    </style:style>
    <style:style style:name="TableCell119" style:family="table-cell">
      <style:table-cell-properties fo:border="0.0069in solid #000000" style:writing-mode="lr-tb" fo:padding-top="0in" fo:padding-left="0.075in" fo:padding-bottom="0in" fo:padding-right="0.075in"/>
    </style:style>
    <style:style style:name="P120" style:parent-style-name="Standaard" style:family="paragraph">
      <style:paragraph-properties fo:margin-bottom="0in"/>
    </style:style>
    <style:style style:name="TableRow121" style:family="table-row">
      <style:table-row-properties/>
    </style:style>
    <style:style style:name="TableCell122" style:family="table-cell">
      <style:table-cell-properties fo:border="0.0069in solid #000000" style:writing-mode="lr-tb" fo:padding-top="0in" fo:padding-left="0.075in" fo:padding-bottom="0in" fo:padding-right="0.075in"/>
    </style:style>
    <style:style style:name="P123" style:parent-style-name="Standaard" style:family="paragraph">
      <style:paragraph-properties fo:margin-bottom="0in"/>
      <style:text-properties fo:font-weight="bold" style:font-weight-asian="bold" style:font-weight-complex="bold"/>
    </style:style>
    <style:style style:name="TableCell124" style:family="table-cell">
      <style:table-cell-properties fo:border="0.0069in solid #000000" style:writing-mode="lr-tb" fo:padding-top="0in" fo:padding-left="0.075in" fo:padding-bottom="0in" fo:padding-right="0.075in"/>
    </style:style>
    <style:style style:name="P125" style:parent-style-name="Standaard" style:family="paragraph">
      <style:paragraph-properties fo:margin-bottom="0in"/>
    </style:style>
    <style:style style:name="TableCell126" style:family="table-cell">
      <style:table-cell-properties fo:border="0.0069in solid #000000" style:writing-mode="lr-tb" fo:padding-top="0in" fo:padding-left="0.075in" fo:padding-bottom="0in" fo:padding-right="0.075in"/>
    </style:style>
    <style:style style:name="P127" style:parent-style-name="Standaard" style:family="paragraph">
      <style:paragraph-properties fo:margin-bottom="0in"/>
    </style:style>
    <style:style style:name="TableRow128" style:family="table-row">
      <style:table-row-properties/>
    </style:style>
    <style:style style:name="TableCell129" style:family="table-cell">
      <style:table-cell-properties fo:border="0.0069in solid #000000" style:writing-mode="lr-tb" fo:padding-top="0in" fo:padding-left="0.075in" fo:padding-bottom="0in" fo:padding-right="0.075in"/>
    </style:style>
    <style:style style:name="P130" style:parent-style-name="Standaard" style:family="paragraph">
      <style:paragraph-properties fo:margin-bottom="0in"/>
      <style:text-properties fo:font-weight="bold" style:font-weight-asian="bold" style:font-weight-complex="bold"/>
    </style:style>
    <style:style style:name="TableCell131" style:family="table-cell">
      <style:table-cell-properties fo:border="0.0069in solid #000000" style:writing-mode="lr-tb" fo:padding-top="0in" fo:padding-left="0.075in" fo:padding-bottom="0in" fo:padding-right="0.075in"/>
    </style:style>
    <style:style style:name="P132" style:parent-style-name="Standaard" style:family="paragraph">
      <style:paragraph-properties fo:margin-bottom="0in"/>
    </style:style>
    <style:style style:name="TableCell133" style:family="table-cell">
      <style:table-cell-properties fo:border="0.0069in solid #000000" style:writing-mode="lr-tb" fo:padding-top="0in" fo:padding-left="0.075in" fo:padding-bottom="0in" fo:padding-right="0.075in"/>
    </style:style>
    <style:style style:name="P134" style:parent-style-name="Standaard" style:family="paragraph">
      <style:paragraph-properties fo:margin-bottom="0in"/>
    </style:style>
    <style:style style:name="TableRow135" style:family="table-row">
      <style:table-row-properties/>
    </style:style>
    <style:style style:name="TableCell136" style:family="table-cell">
      <style:table-cell-properties fo:border="0.0069in solid #000000" style:writing-mode="lr-tb" fo:padding-top="0in" fo:padding-left="0.075in" fo:padding-bottom="0in" fo:padding-right="0.075in"/>
    </style:style>
    <style:style style:name="P137" style:parent-style-name="Standaard" style:family="paragraph">
      <style:paragraph-properties fo:margin-bottom="0in"/>
      <style:text-properties fo:font-weight="bold" style:font-weight-asian="bold" style:font-weight-complex="bold"/>
    </style:style>
    <style:style style:name="TableCell138" style:family="table-cell">
      <style:table-cell-properties fo:border="0.0069in solid #000000" style:writing-mode="lr-tb" fo:padding-top="0in" fo:padding-left="0.075in" fo:padding-bottom="0in" fo:padding-right="0.075in"/>
    </style:style>
    <style:style style:name="P139" style:parent-style-name="Standaard" style:family="paragraph">
      <style:paragraph-properties fo:margin-bottom="0in"/>
    </style:style>
    <style:style style:name="TableCell140" style:family="table-cell">
      <style:table-cell-properties fo:border="0.0069in solid #000000" style:writing-mode="lr-tb" fo:padding-top="0in" fo:padding-left="0.075in" fo:padding-bottom="0in" fo:padding-right="0.075in"/>
    </style:style>
    <style:style style:name="P141" style:parent-style-name="Standaard" style:family="paragraph">
      <style:paragraph-properties fo:margin-bottom="0in"/>
    </style:style>
    <style:style style:name="TableRow142" style:family="table-row">
      <style:table-row-properties/>
    </style:style>
    <style:style style:name="TableCell143" style:family="table-cell">
      <style:table-cell-properties fo:border="0.0069in solid #000000" style:writing-mode="lr-tb" fo:padding-top="0in" fo:padding-left="0.075in" fo:padding-bottom="0in" fo:padding-right="0.075in"/>
    </style:style>
    <style:style style:name="P144" style:parent-style-name="Standaard" style:family="paragraph">
      <style:paragraph-properties fo:margin-bottom="0in"/>
      <style:text-properties fo:font-weight="bold" style:font-weight-asian="bold" style:font-weight-complex="bold"/>
    </style:style>
    <style:style style:name="TableCell145" style:family="table-cell">
      <style:table-cell-properties fo:border="0.0069in solid #000000" style:writing-mode="lr-tb" fo:padding-top="0in" fo:padding-left="0.075in" fo:padding-bottom="0in" fo:padding-right="0.075in"/>
    </style:style>
    <style:style style:name="P146" style:parent-style-name="Standaard" style:family="paragraph">
      <style:paragraph-properties fo:margin-bottom="0in"/>
    </style:style>
    <style:style style:name="TableCell147" style:family="table-cell">
      <style:table-cell-properties fo:border="0.0069in solid #000000" style:writing-mode="lr-tb" fo:padding-top="0in" fo:padding-left="0.075in" fo:padding-bottom="0in" fo:padding-right="0.075in"/>
    </style:style>
    <style:style style:name="P148" style:parent-style-name="Standaard" style:family="paragraph">
      <style:paragraph-properties fo:margin-bottom="0in"/>
    </style:style>
    <style:style style:name="TableRow149" style:family="table-row">
      <style:table-row-properties/>
    </style:style>
    <style:style style:name="TableCell150" style:family="table-cell">
      <style:table-cell-properties fo:border="0.0069in solid #000000" style:writing-mode="lr-tb" fo:padding-top="0in" fo:padding-left="0.075in" fo:padding-bottom="0in" fo:padding-right="0.075in"/>
    </style:style>
    <style:style style:name="P151" style:parent-style-name="Standaard" style:family="paragraph">
      <style:paragraph-properties fo:margin-bottom="0in"/>
      <style:text-properties fo:font-weight="bold" style:font-weight-asian="bold" style:font-weight-complex="bold"/>
    </style:style>
    <style:style style:name="TableCell152" style:family="table-cell">
      <style:table-cell-properties fo:border="0.0069in solid #000000" style:writing-mode="lr-tb" fo:padding-top="0in" fo:padding-left="0.075in" fo:padding-bottom="0in" fo:padding-right="0.075in"/>
    </style:style>
    <style:style style:name="P153" style:parent-style-name="Standaard" style:family="paragraph">
      <style:paragraph-properties fo:margin-bottom="0in"/>
    </style:style>
    <style:style style:name="TableCell154" style:family="table-cell">
      <style:table-cell-properties fo:border="0.0069in solid #000000" style:writing-mode="lr-tb" fo:padding-top="0in" fo:padding-left="0.075in" fo:padding-bottom="0in" fo:padding-right="0.075in"/>
    </style:style>
    <style:style style:name="P155" style:parent-style-name="Standaard" style:family="paragraph">
      <style:paragraph-properties fo:margin-bottom="0in"/>
    </style:style>
    <style:style style:name="TableRow156" style:family="table-row">
      <style:table-row-properties/>
    </style:style>
    <style:style style:name="TableCell157" style:family="table-cell">
      <style:table-cell-properties fo:border="0.0069in solid #000000" style:writing-mode="lr-tb" fo:padding-top="0in" fo:padding-left="0.075in" fo:padding-bottom="0in" fo:padding-right="0.075in"/>
    </style:style>
    <style:style style:name="P158" style:parent-style-name="Standaard" style:family="paragraph">
      <style:paragraph-properties fo:margin-bottom="0in"/>
      <style:text-properties fo:font-weight="bold" style:font-weight-asian="bold" style:font-weight-complex="bold"/>
    </style:style>
    <style:style style:name="TableCell159" style:family="table-cell">
      <style:table-cell-properties fo:border="0.0069in solid #000000" style:writing-mode="lr-tb" fo:padding-top="0in" fo:padding-left="0.075in" fo:padding-bottom="0in" fo:padding-right="0.075in"/>
    </style:style>
    <style:style style:name="P160" style:parent-style-name="Standaard" style:family="paragraph">
      <style:paragraph-properties fo:margin-bottom="0in"/>
    </style:style>
    <style:style style:name="TableCell161" style:family="table-cell">
      <style:table-cell-properties fo:border="0.0069in solid #000000" style:writing-mode="lr-tb" fo:padding-top="0in" fo:padding-left="0.075in" fo:padding-bottom="0in" fo:padding-right="0.075in"/>
    </style:style>
    <style:style style:name="P162" style:parent-style-name="Standaard" style:family="paragraph">
      <style:paragraph-properties fo:margin-bottom="0in"/>
    </style:style>
    <style:style style:name="TableRow163" style:family="table-row">
      <style:table-row-properties/>
    </style:style>
    <style:style style:name="TableCell164" style:family="table-cell">
      <style:table-cell-properties fo:border="0.0069in solid #000000" style:writing-mode="lr-tb" fo:padding-top="0in" fo:padding-left="0.075in" fo:padding-bottom="0in" fo:padding-right="0.075in"/>
    </style:style>
    <style:style style:name="P165" style:parent-style-name="Standaard" style:family="paragraph">
      <style:paragraph-properties fo:margin-bottom="0in"/>
    </style:style>
    <style:style style:name="TableCell166" style:family="table-cell">
      <style:table-cell-properties fo:border="0.0069in solid #000000" style:writing-mode="lr-tb" fo:padding-top="0in" fo:padding-left="0.075in" fo:padding-bottom="0in" fo:padding-right="0.075in"/>
    </style:style>
    <style:style style:name="P167" style:parent-style-name="Standaard" style:family="paragraph">
      <style:paragraph-properties fo:margin-bottom="0in"/>
    </style:style>
    <style:style style:name="TableCell168" style:family="table-cell">
      <style:table-cell-properties fo:border="0.0069in solid #000000" style:writing-mode="lr-tb" fo:padding-top="0in" fo:padding-left="0.075in" fo:padding-bottom="0in" fo:padding-right="0.075in"/>
    </style:style>
    <style:style style:name="P169" style:parent-style-name="Standaard" style:family="paragraph">
      <style:paragraph-properties fo:margin-bottom="0in"/>
    </style:style>
    <style:style style:name="TableRow170" style:family="table-row">
      <style:table-row-properties/>
    </style:style>
    <style:style style:name="TableCell171" style:family="table-cell">
      <style:table-cell-properties fo:border="0.0069in solid #000000" style:writing-mode="lr-tb" fo:padding-top="0in" fo:padding-left="0.075in" fo:padding-bottom="0in" fo:padding-right="0.075in"/>
    </style:style>
    <style:style style:name="P172" style:parent-style-name="Standaard" style:family="paragraph">
      <style:paragraph-properties fo:margin-bottom="0in"/>
    </style:style>
    <style:style style:name="TableCell173" style:family="table-cell">
      <style:table-cell-properties fo:border="0.0069in solid #000000" style:writing-mode="lr-tb" fo:padding-top="0in" fo:padding-left="0.075in" fo:padding-bottom="0in" fo:padding-right="0.075in"/>
    </style:style>
    <style:style style:name="P174" style:parent-style-name="Standaard" style:family="paragraph">
      <style:paragraph-properties fo:margin-bottom="0in"/>
    </style:style>
    <style:style style:name="TableCell175" style:family="table-cell">
      <style:table-cell-properties fo:border="0.0069in solid #000000" style:writing-mode="lr-tb" fo:padding-top="0in" fo:padding-left="0.075in" fo:padding-bottom="0in" fo:padding-right="0.075in"/>
    </style:style>
    <style:style style:name="P176" style:parent-style-name="Standaard" style:family="paragraph">
      <style:paragraph-properties fo:margin-bottom="0in"/>
    </style:style>
    <style:style style:name="P177" style:parent-style-name="Standaard" style:family="paragraph">
      <style:paragraph-properties fo:break-before="page"/>
      <style:text-properties fo:font-weight="bold" style:font-weight-asian="bold" style:font-weight-complex="bold" fo:hyphenate="true"/>
    </style:style>
    <style:style style:name="P178" style:parent-style-name="Standaard" style:family="paragraph">
      <style:text-properties fo:font-weight="bold" style:font-weight-asian="bold" style:font-weight-complex="bold"/>
    </style:style>
    <style:style style:name="P179" style:parent-style-name="Standaard" style:family="paragraph">
      <style:text-properties fo:font-weight="bold" style:font-weight-asian="bold" style:font-weight-complex="bold"/>
    </style:style>
    <style:style style:name="P180" style:parent-style-name="Standaard" style:family="paragraph">
      <style:paragraph-properties fo:margin-left="0.4916in">
        <style:tab-stops/>
      </style:paragraph-properties>
      <style:text-properties fo:font-style="italic" style:font-style-asian="italic" style:font-style-complex="italic"/>
    </style:style>
    <style:style style:name="P181" style:parent-style-name="Standaard" style:family="paragraph">
      <style:paragraph-properties fo:margin-left="0.4916in">
        <style:tab-stops/>
      </style:paragraph-properties>
      <style:text-properties fo:font-style="italic" style:font-style-asian="italic" style:font-style-complex="italic"/>
    </style:style>
    <style:style style:name="P182" style:parent-style-name="Standaard" style:family="paragraph">
      <style:paragraph-properties fo:margin-left="0.4916in">
        <style:tab-stops/>
      </style:paragraph-properties>
      <style:text-properties fo:font-style="italic" style:font-style-asian="italic" style:font-style-complex="italic"/>
    </style:style>
    <style:style style:name="P183" style:parent-style-name="Standaard" style:family="paragraph">
      <style:paragraph-properties fo:margin-left="0.4916in">
        <style:tab-stops/>
      </style:paragraph-properties>
      <style:text-properties fo:font-style="italic" style:font-style-asian="italic" style:font-style-complex="italic"/>
    </style:style>
    <style:style style:name="P184" style:parent-style-name="Standaard" style:family="paragraph">
      <style:paragraph-properties fo:margin-left="0.4916in">
        <style:tab-stops/>
      </style:paragraph-properties>
      <style:text-properties fo:font-style="italic" style:font-style-asian="italic" style:font-style-complex="italic"/>
    </style:style>
    <style:style style:name="P185" style:parent-style-name="Standaard" style:family="paragraph">
      <style:paragraph-properties fo:margin-left="0.4916in">
        <style:tab-stops/>
      </style:paragraph-properties>
      <style:text-properties fo:font-style="italic" style:font-style-asian="italic" style:font-style-complex="italic"/>
    </style:style>
    <style:style style:name="P186" style:parent-style-name="Standaard" style:family="paragraph">
      <style:paragraph-properties fo:margin-left="0.4916in">
        <style:tab-stops/>
      </style:paragraph-properties>
      <style:text-properties fo:font-style="italic" style:font-style-asian="italic" style:font-style-complex="italic"/>
    </style:style>
    <style:style style:name="P187" style:parent-style-name="Standaard" style:family="paragraph">
      <style:text-properties fo:font-weight="bold" style:font-weight-asian="bold" style:font-weight-complex="bold"/>
    </style:style>
    <style:style style:name="P188" style:parent-style-name="Lijstalinea" style:list-style-name="LFO2" style:family="paragraph"/>
    <style:style style:name="P189" style:parent-style-name="Lijstalinea" style:list-style-name="LFO2" style:family="paragraph"/>
    <style:style style:name="P190" style:parent-style-name="Standaard" style:family="paragraph">
      <style:text-properties fo:font-weight="bold" style:font-weight-asian="bold" style:font-weight-complex="bold"/>
    </style:style>
    <style:style style:name="P191" style:parent-style-name="Lijstalinea" style:list-style-name="LFO3" style:family="paragraph"/>
    <style:style style:name="P192" style:parent-style-name="Lijstalinea" style:list-style-name="LFO3" style:family="paragraph"/>
    <style:style style:name="P193" style:parent-style-name="Lijstalinea" style:list-style-name="LFO3" style:family="paragraph"/>
    <style:style style:name="P194" style:parent-style-name="Lijstalinea" style:list-style-name="LFO3" style:family="paragraph"/>
    <style:style style:name="P195" style:parent-style-name="Lijstalinea" style:list-style-name="LFO3" style:family="paragraph"/>
  </office:automatic-styles>
  <office:body>
    <office:text text:use-soft-page-breaks="true">
      <text:p text:style-name="P1"/>
      <text:p text:style-name="P2">Algemeen<text:tab/><text:tab/><text:tab/><text:tab/>26-9-2022</text:p>
      <text:p text:style-name="Standaard">Simpylc biedt de mogelijkheid om besturingssystemen te bouwen. Jacques heeft een<text:s/>virtuele<text:s/>omgeving gebouwd<text:s/>waarin een auto geautomatiseerd een parkoers aflegt.<text:s/></text:p>
      <text:p text:style-name="Standaard">Het programma functioneert met 2 python instanties:</text:p>
      <text:p text:style-name="P3">Instantie<text:s/>1: hiermee wordt de wereld gebouwd en data van de gegevens worden hierin opgebouwd.</text:p>
      <text:p text:style-name="P4">Instance 2: aansturing van de auto gebeurd hier. Invoer vanuit instance 1 wordt hier vertaald naar stuurhoek en snelheid van de auto. <text:s/></text:p>
      <text:p text:style-name="Standaard">Hij heeft al een geautomatiseerde sturing op basis van een virtuele sonar en een virtuele lidar met een zogenaamd expliciet algoritme. Dit algoritme zou je ook kunnen vervangen door een neuraal netwerk. Een doel van het project is om het algoritme te vervangen door een neuraal netwerk.<text:s/></text:p>
      <text:p text:style-name="P5"/>
      <text:p text:style-name="P6">Expliciet algoritme:<text:s/>Hardcoded-client.<text:tab/><text:tab/><text:tab/><text:tab/>26-9-2022</text:p>
      <text:p text:style-name="Standaard">De basis voor het project is de de hardcoded client. Binnen de hardcoded client wordt de aansturing expliciet opgegeven. Data uit een (virtuele) sonar of lidar sensor worden ingevoerd in een algoritme en daaruit volgt een gewenste stuurhoek.<text:s/></text:p>
      <text:p text:style-name="Standaard">Het project begon met het onder de knie krijgen van<text:s/>de werking van de hardcoded client. Het is nodig om de werking van de hardcoded client te snappen om de aansturing te kunnen vervangen door een neuraal netwerk.<text:s/></text:p>
      <text:p text:style-name="Standaard">De werking bestaat in basis uit een onderlinge uitwisseling tussen de twee python instanties. De eerste levert informatie over de auto aan de tweede. Die op zijn beurt deze informatie gebruikt om een nieuwe sturing te berekenen voor de auto en deze nieuwe sturing teruggeeft aan de eerste.<text:s/></text:p>
      <text:p text:style-name="P7"/>
      <text:p text:style-name="P8">Neuraal netwerk</text:p>
      <text:p text:style-name="Standaard">Er zijn twee frameworks aangereikt om een neuraal netwerk op te zetten:</text:p>
      <text:list text:style-name="LFO1" text:continue-numbering="true">
        <text:list-item>
          <text:p text:style-name="P9">Tensorflow</text:p>
        </text:list-item>
        <text:list-item>
          <text:p text:style-name="P10">Scikit Learn</text:p>
        </text:list-item>
      </text:list>
      <text:p text:style-name="Standaard">In eerste instantie heb ik een model in Tensorflow gemaakt. Vervolgens in Scikit Learn.<text:s/></text:p>
      <text:p text:style-name="Standaard">Het proces om tot een<text:s/>voorspellend<text:s/>neuraal netwerk te komen<text:s/>zijn gelijk voor beide frameworks en<text:s/>bestaan<text:s/>uit de volgende stappen:</text:p>
      <text:list text:style-name="LFO2" text:continue-numbering="true">
        <text:list-item>
          <text:p text:style-name="P11">Aanmaken<text:s/>trainingsset</text:p>
        </text:list-item>
        <text:list-item>
          <text:p text:style-name="P12">Bouwen topologie netwerk, (layers, nodes, links )</text:p>
        </text:list-item>
        <text:list-item>
          <text:p text:style-name="P13">Preprocessing input data (sonar en lidar data)</text:p>
        </text:list-item>
        <text:list-item>
          <text:p text:style-name="P14">Trainen model van het model<text:s/></text:p>
        </text:list-item>
        <text:list-item>
          <text:p text:style-name="P15">Validatie van het model<text:s/></text:p>
        </text:list-item>
      </text:list>
      <text:p text:style-name="Standaard"/>
      <text:p text:style-name="P16">Aanmaken trainingsset</text:p>
      <text:p text:style-name="Standaard">Voor de trainingsset wordt de data van een rit van 3 minuten ingewonnen met de hardcoded client, zowel voor de sonar als de lidar data. De trainingsset bestaat uit kolommen voor de sensor waarden, 3 voor de sonar en 16 voor de lidar, de laatste kolom is de stuurhoek. De laatste kolom wordt gebruikt als label voor het trainen van het model. De andere kolommen vormen de input.</text:p>
      <text:p text:style-name="Standaard"/>
      <text:p text:style-name="P17">Bouwen topologie van het netwerk</text:p>
      <text:p text:style-name="Standaard">De topologie bestaat uit 3<text:s/>lagen:</text:p>
      <text:list text:style-name="LFO2" text:continue-numbering="true">
        <text:list-item>
          <text:p text:style-name="P18">Input laag,</text:p>
        </text:list-item>
        <text:list-item>
          <text:p text:style-name="P19">Hidden layer(s),</text:p>
        </text:list-item>
        <text:list-item>
          <text:p text:style-name="P20">Output laag.<text:s/></text:p>
        </text:list-item>
      </text:list>
      <text:p text:style-name="Standaard">Iedere laag bevat nodes. De lagen zijn fully connected.</text:p>
      <text:p text:style-name="Standaard">De input<text:s/>laag wordt gevoed met data uit de sensoren, 3 sonar afstanden, of 16 lidar afstanden.<text:s/></text:p>
      <text:p text:style-name="Standaard">De afstanden uit de sensoren leiden tot een aanpassingen van de stuurhoek en de snelheid. Je zou verwachten dat er 2 output nodes zouden moeten zijn: 1 voor de stuurhoek en 1 voor de snelheid. Aangezien de doelsnelheid rechtstreeks afhankelijk is<text:s/>van de snelheid bestaat de output laag uit 1 node, voor de doelsnelheid.<text:s/></text:p>
      <text:p text:style-name="Standaard">Het aantal layers en<text:s/>het aantal<text:s/>nodes in de hidden layers zijn vrij te kiezen. Er wordt wel gerekend met relu als activation. Het model reageert dan niet lineair, hetgeen<text:s/>leidt tot een<text:s/>onzeker<text:s/>eindresultaat van de training leidt.<text:s/></text:p>
      <text:p text:style-name="P21"><text:s/></text:p>
      <text:p text:style-name="P22">Trainen Model<text:s/></text:p>
      <text:p text:style-name="Standaard">Voor het trainen van het model worden<text:s/>eerst<text:s/>sensor waarden als input in het model gedaan,<text:s/>vervolgens<text:s/>wordt het neuraal netwerk doorgerekend, en volgt een outputwaarde, die een passende waarde voor de stuurhoek voorstelt.<text:s/>Deze waarde wordt vergeleken met het label, de stuurhoek uit de trainingsset.<text:s/></text:p>
      <text:soft-page-break/>
      <text:p text:style-name="Standaard">Aan de hand van de vergelijking berekende stuurhoek met het label worden gewichtsfactoren in het model aangepast,<text:s/>zodat de output uit model beter overeenkomt met het label.<text:s/>Het trainen van het neuraal netwerk begint met willekeurige waarden voor de gewichtsfactoren. <text:s/>Met behulp van backpropagation worden de gewichtsfactoren geoptimaliseerd.<text:s/><text:s/>Dit is een iteratief proces waarbij meerdere keren door de trainingsset geloopd wordt.<text:s/></text:p>
      <text:p text:style-name="Standaard"/>
      <text:p text:style-name="P23">Validatie model</text:p>
      <text:p text:style-name="Standaard">De geldigheid van het model na trainen kan gevalideerd worden<text:s/>op een onafhankelijke dataset.<text:s/>Voor een goede fit geldt dat het model ongeveer een zelfde nauwkeurigheid heeft voor de voorspelling voor de validatieset als voor de trainingsset.<text:s/>Validatie is normaal gesproken geen onderdeel van het project. Er is wel een deel van de trainingsset apart gezet om een de validatie uit te<text:s/>voeren. <text:s/>In een volgende fase van de opleiding zou hier in meer detail naar gekeken kunnen worden.<text:s/></text:p>
      <text:p text:style-name="Standaard"/>
      <text:p text:style-name="P24">Configuratie voor model fitting</text:p>
      <text:p text:style-name="Standaard">Los van de topologie van het model zijn er<text:s/>parameters waarmee het functioneren van het model gestuurd worden. Configuratie valt in 3<text:s/>categorieën:<text:s/></text:p>
      <text:p text:style-name="P25">Optimizer</text:p>
      <text:p text:style-name="P26">Loss-functie</text:p>
      <text:p text:style-name="P27">Metrics</text:p>
      <text:p text:style-name="Standaard">Binnen de<text:s/><text:span text:style-name="T28">optimizer</text:span><text:s/>wordt een algoritme gekozen om naar een resultaat te itereren. Er wordt door de docent<text:s/>geadviseerd<text:s/>om Adam te gebruiken.<text:s/>Dit is een geavanceerdere versie van gradient descent<text:s/>methode.</text:p>
      <text:p text:style-name="Standaard">De<text:s/><text:span text:style-name="T29">loss-functie</text:span><text:s/>wordt gebruikt om te bepalen of de training van het model de goede kant op gaan.<text:tab/></text:p>
      <text:p text:style-name="Standaard"><text:span text:style-name="T30">Metrics</text:span><text:s/>is nauw verwant aan de loss-functie, en geeft een beeld van de nauwkeurigheid van het model, maar het wordt niet gebruikt voor de training van het model. <text:s/></text:p>
      <text:p text:style-name="P31"/>
      <text:p text:style-name="P32">Tensorflow<text:tab/><text:tab/><text:tab/><text:tab/><text:tab/><text:tab/>23-9-2022</text:p>
      <text:p text:style-name="Standaard">Voordat daadwerkelijk met tensorflow een neuraal netwerk opgezet<text:s/>wordt, is<text:s/>input data voor het model ingewonnen. In eerste instantie heb ik een aantal tutorials gevolgd van de website van tensorflow:<text:s/></text:p>
      <text:list text:style-name="LFO2" text:continue-numbering="true">
        <text:list-item>
          <text:p text:style-name="P33">Sequential model</text:p>
        </text:list-item>
        <text:list-item>
          <text:p text:style-name="P34">Training of a model</text:p>
        </text:list-item>
        <text:list-item>
          <text:p text:style-name="P35">Classification (voorbeeld classificatie met een model).<text:s/></text:p>
        </text:list-item>
      </text:list>
      <text:p text:style-name="Standaard">Uit de informatie maak ik op dat we voor probleem van de aansturing van de auto een sequential model moeten opzetten. Een sequential model is een simpel neuraal netwerk. Waarbij je laagsewijs een model opstelt, bestaande uit een input laag,<text:s/>hidden layers en een output layer. Met hulpprogramma Keras wordt het netwerk gemaakt.</text:p>
      <text:p text:style-name="Standaard">De inputlaag bestaat uit 3 nodes, één node voor iedere sonar waarde, de output node komt overeen met de (berekende) stuurhoek.<text:s/></text:p>
      <text:p text:style-name="Standaard"/>
      <text:p text:style-name="P36">Ervaring opzet neuraal netwerk met tensorflow<text:tab/><text:tab/><text:tab/><text:tab/>27-9-2022</text:p>
      <text:list text:style-name="LFO4" text:continue-numbering="true">
        <text:list-item>
          <text:p text:style-name="P37">Testdata verzamelen. Ik heb datafile aangemaakt met hardcoded_client_sonar.py. <text:s/>Er wordt 3 minuten data ingezameld en weggeschreven naar sonar.samples_v1 en lidar.samples_v1.</text:p>
        </text:list-item>
      </text:list>
      <text:p text:style-name="Lijstalinea"/>
      <text:list text:style-name="LFO4" text:continue-numbering="true">
        <text:list-item>
          <text:p text:style-name="P38">Bouw neuraal netwerk tensorflow. Het neurale netwerk kan met verschillende instellingen zijn getest. De bouw van het model heb ik in<text:s/>tensorflow_X.py gezet.</text:p>
        </text:list-item>
      </text:list>
      <text:p text:style-name="Lijstalinea">Keuzes voor de opbouw van het model zijn onder te verdelen in:</text:p>
      <text:list text:style-name="LFO4" text:continue-numbering="true">
        <text:list-item>
          <text:list>
            <text:list-item>
              <text:p text:style-name="P39">Opbouw topologie neuraal netwerk, nodes en layers.<text:s/></text:p>
            </text:list-item>
            <text:list-item>
              <text:p text:style-name="P40">Fitting: Optimizer.<text:s/></text:p>
            </text:list-item>
            <text:list-item>
              <text:p text:style-name="P41">Fitting: Loss function,<text:s/></text:p>
            </text:list-item>
            <text:list-item>
              <text:p text:style-name="P42">Epochs: aantal iteraties dat maximaal door de trainingsset (of een gedeelte van de trainingsset) gelopen wordt.<text:s/></text:p>
            </text:list-item>
          </text:list>
        </text:list-item>
      </text:list>
      <text:p text:style-name="Lijstalinea"/>
      <text:list text:style-name="LFO5" text:continue-numbering="true">
        <text:list-item>
          <text:p text:style-name="P43">Opbouw neuraal netwerk. Van het netwerk ligt de invoerlaag en de uitvoerlaag vast.<text:s/></text:p>
        </text:list-item>
      </text:list>
      <text:p text:style-name="P44">De invoerlaag bestaat uit 3 nodes, één voor iedere sonarmeting. De uitvoerlaag is 1 node, namelijk voor de stuurhoek.</text:p>
      <text:p text:style-name="P45">Daartussen zitten hidden layers. Ik heb met verschillende aantallen hidden layers<text:s/>gewerkt, tussen 2 en 5. Ik kan moeilijk achterhalen wat beter werkt. Een belangrijke oorzaak hiervan is dat verschillende trainingssessie met de zelfde invoer en zelfde configuratie van het model heel verschillende resultaten kunnen<text:s/>opleveren.<text:s/></text:p>
      <text:p text:style-name="P46"/>
      <text:list text:style-name="LFO5" text:continue-numbering="true">
        <text:list-item>
          <text:p text:style-name="P47">Optimizer: Ik heb verschillende optimizers getest,<text:s/><text:span text:style-name="T48">adam, sgd</text:span><text:s/>(gradient descent),<text:s/><text:span text:style-name="T49">rmsprop</text:span>. Ik kreeg wel verschillende resultaten, maar ik kon<text:s/>niet bepalen welke er beter was. Frank vertelde dat<text:s/><text:span text:style-name="T50">Adam</text:span><text:s/>meestal het beste is, want het houdt het beste rekening met de veranderingen uit vorige iteraties. Een parameter<text:s/>binnen de optimizer waar aan gesleuteld is, is de<text:s/>learning rate.</text:p>
        </text:list-item>
      </text:list>
      <text:p text:style-name="P51"/>
      <text:list text:style-name="LFO5" text:continue-numbering="true">
        <text:list-item>
          <text:p text:style-name="P52">Loss<text:s/>function: Er is een ruime keuze aan loss functies, maar ze zijn niet allemaal geschikt. Het is niet altijd duidelijk wat de loss-functie representeert. Afhankelijk van het type output data kies je de loss-functies. De output data is stuurhoek, een reeël getal.<text:s/></text:p>
        </text:list-item>
      </text:list>
      <text:p text:style-name="Lijstalinea"/>
      <text:p text:style-name="P53">Loss-functies zoals “categorical cross entropy” gaan uit van catergorieën. Dit is dus minder/niet geschikt voor deze situatie. Een aantal loss functies ken ik niet, zoals<text:s/><text:span text:style-name="T54">Hinge</text:span>, maar uit testen kan ik geen stuurhoeken krijgen. De loss-functie die ik<text:s/>wel kan gebruiken is<text:s/><text:span text:style-name="T55">Mean Squared Error.</text:span><text:s/>Dit lijkt ook logische omdat de mean squared error gebaseerd is op reeële getallen.<text:s/></text:p>
      <text:p text:style-name="P56"/>
      <text:list text:style-name="LFO5" text:continue-numbering="true">
        <text:list-item>
          <text:p text:style-name="P57">Epochs: meer epochs levert over het algemeen betere resultaten op. Oppassen op overfitting! Dat kun je checken met de functie evaluate op een controleset.<text:s/></text:p>
        </text:list-item>
      </text:list>
      <text:p text:style-name="P58"/>
      <text:list text:style-name="LFO4" text:continue-numbering="true">
        <text:list-item>
          <text:p text:style-name="P59">Validatiie<text:s/>het model. De evaluate functie wel uitgevoerd, maar niet uitgebreid gekeken naar het functioneren.<text:s/></text:p>
        </text:list-item>
      </text:list>
      <text:p text:style-name="Lijstalinea"/>
      <text:list text:style-name="LFO4" text:continue-numbering="true">
        <text:list-item>
          <text:p text:style-name="P60">Implementatie AI in hardcoded aansturing.<text:s/></text:p>
        </text:list-item>
      </text:list>
      <text:p text:style-name="Lijstalinea">Als basis heb ik de hardcoded_client.py gebruikt en deze heb ik omgezet naar<text:s/>ai_client_sonar_v01.py</text:p>
      <text:soft-page-break/>
      <text:p text:style-name="Lijstalinea">Het getrainde model kun je opslaan en later laden. Dit<text:s/>model heeft een method predict, die kun je voeden met sonardata uit een lopende sessie. Het ingeladen model roep je aan onder de functie sweep.<text:s/></text:p>
      <text:p text:style-name="Standaard"/>
      <text:p text:style-name="P61">Eerste ervaring<text:s/>tensorflow model<text:s/>naar aansturing<text:s/>lidar.<text:tab/><text:tab/><text:tab/>28-9-2022</text:p>
      <text:p text:style-name="Standaard">In eerste instantie heb ik het model getraind voor de sonar sensoren. Uitgangspunt is dat het model in essentie op de zelfde manier wordt gebouwd voor de lidar als voor de sonar.<text:s/>Voor de lidar ga je<text:s/>uit van 16 nodes<text:s/>in de input<text:s/>laag voor de sonar van 3.<text:s/>De sweep functie<text:s/>voor de lidar is wel een beetje anders dan voor de sonar.<text:s/></text:p>
      <text:p text:style-name="Standaard">Nog een speciale<text:s/>aanpassing wordt gedaan aan de Metrics. Ik ben overgeschakeld van<text:s/><text:span text:style-name="T62">accuracy</text:span><text:s/>naar<text:s/><text:span text:style-name="T63">mae,</text:span><text:s/><text:span text:style-name="T64">accuracy</text:span><text:span text:style-name="T65"><text:s/></text:span>is minder geschikt. Accuracy geeft een beeld van<text:s/>de<text:s/>exacte voorspellingen. Dat kun je voor een onderverdeling in klassen gebruiken, maar niet voor een reeël getal zoals voor de stuurhoek gebruikt wordt.</text:p>
      <text:p text:style-name="Standaard">Het<text:s/>was<text:s/>niet<text:s/>eenvoudig<text:s/>om een goede fit te maken. Ik heb veel verschillende layer configuraties toegepast,<text:s/>maar het eindresultaat<text:s/>was<text:s/>niet altijd even eenduidig.<text:s/>Iedere sessie met de zelfde configuratie,<text:s/>leidt tot<text:s/>een andere uitkomst.<text:s/></text:p>
      <text:p text:style-name="Standaard">Over het algemeen geldt dat er meer hidden layers<text:s/>en meer nodes in de hidden layers nodig zijn om tot een goed resultaat te komen.<text:s/></text:p>
      <text:p text:style-name="Standaard"/>
      <text:p text:style-name="P66">Experimenteren met tensorflow<text:tab/><text:tab/><text:tab/><text:tab/><text:tab/>29-9-2022</text:p>
      <text:p text:style-name="Standaard">De aanpak was er op gericht om snel naar een<text:s/>resultaat toegewerkt<text:s/>wordt, <text:s/>de auto<text:s/>gaat rijden op basis van een neuraal netwerk.<text:s/>De resultaten zijn in verschillende files terecht gekomen:</text:p>
      <text:list text:style-name="LFO2" text:continue-numbering="true">
        <text:list-item>
          <text:p text:style-name="P67">Bouw neuraal netwerk in test_tensorflow.py ( model sonardata) en lidar_tensorflow.py</text:p>
        </text:list-item>
        <text:list-item>
          <text:p text:style-name="P68">Code voor aansturing auto met tensorflow-model.<text:s/></text:p>
        </text:list-item>
      </text:list>
      <text:p text:style-name="Standaard">Ik heb<text:s/>voor<text:s/>zowel<text:s/>de sonar als de lidar een werkend model gemaakt. Ik heb verschillende sessies met identieke instellingen gedaan en ik kan dan heel verschillende resultaten krijgen. Dit wordt veroorzaakt doordat een trainingsessie begint met random gewichtsfactoren en als gevolg<text:s/>daarvan iedere keer<text:s/>tot een ander eindresultaat resulteert. Soms is zo’n eindresultaat bruikbaar, soms zit het er ver naast. In het laatste geval kan het zijn dat er niet in een bepaalde richting gestuurd wordt.<text:s/>Het eindresultaat moet altijd kritisch bekeken worden. Dat kan door een vergelijking te maken tussen de berekende stuurhoek en de label-stuurhoek.</text:p>
      <text:p text:style-name="Standaard">Wisselende learning rates leveren wel een duidelijk resultaat op, lager dan 0.01 levert geen verbetering op (gegeven het model <text:s/></text:p>
      <text:p text:style-name="Standaard"/>
      <text:p text:style-name="Standaard"><text:span text:style-name="T69">Optimalisatie tensorflow</text:span><text:span text:style-name="T70">,<text:s/></text:span><text:span text:style-name="T71">Keras Tuner, optimalisatie neuraal netwerk</text:span><text:span text:style-name="T72"><text:tab/></text:span><text:span text:style-name="T73"><text:tab/>3-10-2022</text:span></text:p>
      <text:p text:style-name="Standaard">Optimalisatie van<text:s/>het model<text:s/>is een openstaand punt.<text:s/>Een mogelijke verbetering zou het normaliseren van de labels (stuurhoeken) kunnen zijn. Dit is geadviseerd in de projectomschrijving, maar niet uitgevoerd. Het is onduidelijk in hoeverre dit tot verbetering leidt.<text:s/></text:p>
      <text:p text:style-name="Standaard">Ik heb gewerkt met verschillende configuraties<text:s/>binnen tensorflow.<text:s/>Het afregelen van het model vergt het maken van verschillende keuze in een iteratief proces.<text:s/>Niet altijd<text:s/>zijn de<text:s/>gevolgen van<text:s/>keuzes<text:s/>even duidelijk te maken. Door testen en uit<text:s/>te proberen kun je keuzes onderbouwen. Er zijn ook hulpmiddelen. Op aanraden van Pieter heb ik<text:s/><text:span text:style-name="T74">keras tuner</text:span><text:s/>geprobeerd. Keras tuner helpt bij de keuze<text:s/><text:soft-page-break/>voor de inrichting van het model. Met Keras Tuner kan in ieder geval een optimale learning rate en optimale aantal nodes in de hidden layer bekeken worden.</text:p>
      <text:p text:style-name="Standaard">Het is relatief eenvoudig in gebruik. Met behulp van een tutorial is de tool te gebruiken. Er komt een optimaal aantal nodes en learning rate uit die op het eerste zicht betrouwbaar lijken. Een aantal zaken<text:s/>zijn (nog) niet duidelijk:</text:p>
      <text:list text:style-name="LFO2" text:continue-numbering="true">
        <text:list-item>
          <text:p text:style-name="P75">Werkt het met meerdere hidden layers.<text:s/></text:p>
        </text:list-item>
        <text:list-item>
          <text:p text:style-name="P76">Kunnen ook andere stuurparameters onderzocht worden, zoals optimizers, of epochs.<text:s/></text:p>
        </text:list-item>
      </text:list>
      <text:p text:style-name="Lijstalinea"/>
      <text:p text:style-name="Standaard">Bij het toepassen van Keras Tuner moet van tevoren wel nagedacht worden over de instellingen. Het is een rekenintensief programma, waarbij de configuratie een belangrijke rol speelt in de rekentijd.</text:p>
      <text:p text:style-name="Standaard"/>
      <text:p text:style-name="P77"/>
      <text:p text:style-name="P78">Scikit learn</text:p>
      <text:p text:style-name="Standaard">Scikit learn is een alternatief framework voor het berekenen. Ik heb een apart<text:s/>python virtual environment aangemaakt, om bij de eerste testen interferentie met tensorflow te vermijden. In een later stadium heb ik scikit in de omgeving ingevoegd. De installaties verliepen probleemloos.</text:p>
      <text:p text:style-name="Standaard"/>
      <text:p text:style-name="Standaard"><text:span text:style-name="T79">Ervaring.</text:span></text:p>
      <text:p text:style-name="Standaard">Zowel met scikit als met tensorflow heb ik een getraind model kunnen maken, zowel voor de sonar situatie als voor de lidar situatie.<text:s/></text:p>
      <text:list text:style-name="LFO2" text:continue-numbering="true">
        <text:list-item>
          <text:p text:style-name="P80">Zowel scikit als tensorflow blijven binnen het parkoers voor de sonar track</text:p>
        </text:list-item>
        <text:list-item>
          <text:p text:style-name="P81">Zowel scikit als tensorflow missen bochten voor de lidar track.<text:s/></text:p>
        </text:list-item>
      </text:list>
      <text:p text:style-name="Standaard">De opzet van de tensorflow en scikit modellen zijn licht afwijkend, maar het gevolgde parkoers lijkt redelijk goed overeen te komen voor beiden.<text:s/></text:p>
      <text:p text:style-name="Standaard">Overige vergelijkingen scikit learn – Tensorflow</text:p>
      <text:p text:style-name="Standaard"/>
      <table:table table:style-name="Table82">
        <table:table-columns>
          <table:table-column table:style-name="TableColumn83"/>
          <table:table-column table:style-name="TableColumn84"/>
          <table:table-column table:style-name="TableColumn85"/>
        </table:table-columns>
        <table:table-row table:style-name="TableRow86">
          <table:table-cell table:style-name="TableCell87">
            <text:p text:style-name="P88"/>
          </table:table-cell>
          <table:table-cell table:style-name="TableCell89">
            <text:p text:style-name="P90">Tensorflow</text:p>
          </table:table-cell>
          <table:table-cell table:style-name="TableCell91">
            <text:p text:style-name="P92">Scikit learn</text:p>
          </table:table-cell>
        </table:table-row>
        <table:table-row table:style-name="TableRow93">
          <table:table-cell table:style-name="TableCell94">
            <text:p text:style-name="P95">Opzet model<text:s/></text:p>
          </table:table-cell>
          <table:table-cell table:style-name="TableCell96">
            <text:p text:style-name="P97">Trager dan scikit</text:p>
          </table:table-cell>
          <table:table-cell table:style-name="TableCell98">
            <text:p text:style-name="P99">Relatief snel</text:p>
          </table:table-cell>
        </table:table-row>
        <table:table-row table:style-name="TableRow100">
          <table:table-cell table:style-name="TableCell101">
            <text:p text:style-name="P102"/>
          </table:table-cell>
          <table:table-cell table:style-name="TableCell103">
            <text:p text:style-name="P104"/>
          </table:table-cell>
          <table:table-cell table:style-name="TableCell105">
            <text:p text:style-name="P106"/>
          </table:table-cell>
        </table:table-row>
        <table:table-row table:style-name="TableRow107">
          <table:table-cell table:style-name="TableCell108">
            <text:p text:style-name="P109">Invoeren Configuratie<text:s/></text:p>
          </table:table-cell>
          <table:table-cell table:style-name="TableCell110">
            <text:p text:style-name="P111">Via aparte objecten voor optimizer, metrics en loss functie.</text:p>
          </table:table-cell>
          <table:table-cell table:style-name="TableCell112">
            <text:p text:style-name="P113">Expliciet opgeven in script</text:p>
          </table:table-cell>
        </table:table-row>
        <table:table-row table:style-name="TableRow114">
          <table:table-cell table:style-name="TableCell115">
            <text:p text:style-name="P116">Opties configuratie<text:s/></text:p>
          </table:table-cell>
          <table:table-cell table:style-name="TableCell117">
            <text:p text:style-name="P118">Zeer uitgebreid</text:p>
          </table:table-cell>
          <table:table-cell table:style-name="TableCell119">
            <text:p text:style-name="P120">Minder uitgebreid dan scikit Learn</text:p>
          </table:table-cell>
        </table:table-row>
        <table:table-row table:style-name="TableRow121">
          <table:table-cell table:style-name="TableCell122">
            <text:p text:style-name="P123"/>
          </table:table-cell>
          <table:table-cell table:style-name="TableCell124">
            <text:p text:style-name="P125"/>
          </table:table-cell>
          <table:table-cell table:style-name="TableCell126">
            <text:p text:style-name="P127"/>
          </table:table-cell>
        </table:table-row>
        <table:table-row table:style-name="TableRow128">
          <table:table-cell table:style-name="TableCell129">
            <text:p text:style-name="P130">rekentijd</text:p>
          </table:table-cell>
          <table:table-cell table:style-name="TableCell131">
            <text:p text:style-name="P132">Minuut</text:p>
          </table:table-cell>
          <table:table-cell table:style-name="TableCell133">
            <text:p text:style-name="P134">Paar seconden</text:p>
          </table:table-cell>
        </table:table-row>
        <table:table-row table:style-name="TableRow135">
          <table:table-cell table:style-name="TableCell136">
            <text:p text:style-name="P137">Hidden layers</text:p>
          </table:table-cell>
          <table:table-cell table:style-name="TableCell138">
            <text:p text:style-name="P139"/>
          </table:table-cell>
          <table:table-cell table:style-name="TableCell140">
            <text:p text:style-name="P141"/>
          </table:table-cell>
        </table:table-row>
        <table:table-row table:style-name="TableRow142">
          <table:table-cell table:style-name="TableCell143">
            <text:p text:style-name="P144"/>
          </table:table-cell>
          <table:table-cell table:style-name="TableCell145">
            <text:p text:style-name="P146"/>
          </table:table-cell>
          <table:table-cell table:style-name="TableCell147">
            <text:p text:style-name="P148"/>
          </table:table-cell>
        </table:table-row>
        <table:table-row table:style-name="TableRow149">
          <table:table-cell table:style-name="TableCell150">
            <text:p text:style-name="P151"/>
          </table:table-cell>
          <table:table-cell table:style-name="TableCell152">
            <text:p text:style-name="P153"/>
          </table:table-cell>
          <table:table-cell table:style-name="TableCell154">
            <text:p text:style-name="P155"/>
          </table:table-cell>
        </table:table-row>
        <table:table-row table:style-name="TableRow156">
          <table:table-cell table:style-name="TableCell157">
            <text:p text:style-name="P158">Gedrag auto</text:p>
          </table:table-cell>
          <table:table-cell table:style-name="TableCell159">
            <text:p text:style-name="P160">Lijkend op scikit</text:p>
          </table:table-cell>
          <table:table-cell table:style-name="TableCell161">
            <text:p text:style-name="P162">Lijkend op tensorflow</text:p>
          </table:table-cell>
        </table:table-row>
        <table:table-row table:style-name="TableRow163">
          <table:table-cell table:style-name="TableCell164">
            <text:p text:style-name="P165"/>
          </table:table-cell>
          <table:table-cell table:style-name="TableCell166">
            <text:p text:style-name="P167"/>
          </table:table-cell>
          <table:table-cell table:style-name="TableCell168">
            <text:p text:style-name="P169"/>
          </table:table-cell>
        </table:table-row>
        <table:table-row table:style-name="TableRow170">
          <table:table-cell table:style-name="TableCell171">
            <text:p text:style-name="P172"/>
          </table:table-cell>
          <table:table-cell table:style-name="TableCell173">
            <text:p text:style-name="P174"/>
          </table:table-cell>
          <table:table-cell table:style-name="TableCell175">
            <text:p text:style-name="P176"/>
          </table:table-cell>
        </table:table-row>
      </table:table>
      <text:p text:style-name="Standaard"/>
      <text:p text:style-name="Standaard"/>
      <text:p text:style-name="Standaard"/>
      <text:p text:style-name="Standaard"/>
      <text:p text:style-name="P177"/>
      <text:p text:style-name="P178">Mogelijkheden voor verbetering van de aansturing van het neurale netwerk.<text:s/></text:p>
      <text:p text:style-name="P179">Trainingsset 1</text:p>
      <text:p text:style-name="Standaard">In de trainingsset is regelmatig het volgende te zien:</text:p>
      <text:p text:style-name="P180">1.413 1.2405 1.7382 -22.0</text:p>
      <text:p text:style-name="P181">1.387 1.2204<text:s/>1.7179 -22.0</text:p>
      <text:p text:style-name="P182">1.3767 1.2127 1.7097 -22.0</text:p>
      <text:p text:style-name="P183">1.3767 1.2127 1.7097 -22.0</text:p>
      <text:p text:style-name="P184">1.3294 1.1784 1.6701 -22.0</text:p>
      <text:p text:style-name="P185">1.3294 1.1784 1.6701 -22.0</text:p>
      <text:p text:style-name="P186">1.9688 1.1498 1.6317 0.0</text:p>
      <text:p text:style-name="Standaard">Er komen lijnen verschillende malen terug. Dit zou eigenlijk niet mogen gebeuren aangezien de auto continu in<text:s/>beweging is.<text:s/></text:p>
      <text:p text:style-name="Standaard">Gevolg is dat de trainingsset niet echt optimaal is.<text:s/></text:p>
      <text:p text:style-name="Standaard"/>
      <text:p text:style-name="P187">Trainingsset 2</text:p>
      <text:p text:style-name="Standaard">De trainingsset zou ook verbeterd kunnen worden door de gegevens op een andere manier in te winnen. Daar zijn twee mogelijkheden voor <text:s/></text:p>
      <text:list text:style-name="LFO2" text:continue-numbering="true">
        <text:list-item>
          <text:p text:style-name="P188">Een nieuw parkoers maken, die meer varieert in breedte en bochtigheid. Een voorwaarde voor het parkoers moet zodanig lastig zijn dat de hardcoded uit de bocht vliegt. <text:s/></text:p>
        </text:list-item>
        <text:list-item>
          <text:p text:style-name="P189">Handmatig de auto besturen, meerdere keren het parkoers afrijden en de beste ritten gebruiken voor het trainen van de auto.<text:s/></text:p>
        </text:list-item>
      </text:list>
      <text:p text:style-name="Standaard">Het is een arbeidsintensief, het kost tijd om een geschikt parkoers te maken en veel oefenrondjes om tot een goede.<text:s/></text:p>
      <text:p text:style-name="Standaard"/>
      <text:p text:style-name="P190">Enforced learning</text:p>
      <text:p text:style-name="Standaard">In het neuraal netwerk wordt een neuraal netwerk gebouwd gebaseerd op testritten met de hardcoded. Het neurale netwerk<text:s/>speelt de hardcoded rijstijl na. Het leereffect is daarmee beperkt, er bestaat geen mogelijkheid om te leren van gemaakte fouten. Door het toepassen van reinforcement learning kun je een extra leerelement toevoegen.<text:s/></text:p>
      <text:p text:style-name="Standaard">Met reinforcement learning voeg je beloning en straffen toe aan bepaalde acties. In het geval van de auto zou je straffen kunnen toekennen aan het aanrijden van een pillon, of beloningspunten als je pillonen in de juiste volgorde passeert. Je past dan de weegfactoren aan op basis van de strafpunten/ beloningspunten van testritten.</text:p>
      <text:p text:style-name="Standaard"/>
      <text:p text:style-name="Standaard">Hieronder staat een beschrijving van de concrete acties die leiden tot het omzetten van de aansturing van de auto voor neuraal netwerk.</text:p>
      <text:soft-page-break/>
      <text:list text:style-name="LFO3" text:continue-numbering="true">
        <text:list-item>
          <text:p text:style-name="P191">Je maakt trainingssets door met de pijltoetsen de auto door het model te rijden. De gegevens sla je op in een file. De meest optimale rit gebruik je.<text:s/></text:p>
        </text:list-item>
        <text:list-item>
          <text:p text:style-name="P192">Je splitst de set in een trainingsset en een validatieset.<text:s/></text:p>
        </text:list-item>
        <text:list-item>
          <text:p text:style-name="P193">Met trainingsritten (sonarafstand/lidarafstand en stuurrichting) train je een neuraal netwerk model. Je hebt dan twee modellen, één voor de sonar, één voor de lidar.<text:s/></text:p>
        </text:list-item>
        <text:list-item>
          <text:p text:style-name="P194">De fit ga je valideren met de validatieset.<text:s/></text:p>
        </text:list-item>
        <text:list-item>
          <text:p text:style-name="P195">Dit vertaal je naar een algoritme voor sturing van de auto. Met de prediction method maak je een voorspelling op basis van input waarden van de sensoren. Deze kun je in de aansturing van de auto toepassen.<text:s/></text:p>
        </text:list-item>
      </text:list>
      <text:p text:style-name="Standaard">Als minder optimale oplossing kun je testrondjes maken.<text:s/></text:p>
      <text:p text:style-name="Standaard"><text: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0%"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nl" fo:country="NL" style:language-asian="en" style:country-asian="US" style:language-complex="ar" style:country-complex="SA" style:text-combine="none" fo:hyphenate="true"/>
    </style:default-style>
    <style:style style:name="Standaard" style:display-name="Standaard" style:family="paragraph">
      <style:text-properties fo:hyphenate="false"/>
    </style:style>
    <style:style style:name="Standaardalinea-lettertype" style:display-name="Standaardalinea-lettertype" style:family="text"/>
    <style:style style:name="Lijstalinea" style:display-name="Lijstalinea" style:family="paragraph" style:parent-style-name="Standaard">
      <style:paragraph-properties style:contextual-spacing="true"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Calibri" style:font-name-asian="Calibri" style:font-name-complex="Calibri"/>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Calibri" style:font-name-asian="Calibri" style:font-name-complex="Calibri"/>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Marc Rotsaert (1065070)</meta:initial-creator>
    <dc:creator>Marc Rotsaert (1065070)</dc:creator>
    <meta:creation-date>2022-10-05T12:32:00Z</meta:creation-date>
    <dc:date>2022-10-05T14:10:00Z</dc:date>
    <meta:template xlink:href="Normal.dotm" xlink:type="simple"/>
    <meta:editing-cycles>13</meta:editing-cycles>
    <meta:editing-duration>PT5940S</meta:editing-duration>
    <meta:document-statistic meta:page-count="9" meta:paragraph-count="32" meta:word-count="2497" meta:character-count="16203" meta:row-count="114" meta:non-whitespace-character-count="13738"/>
  </office:meta>
</office:document-meta>
</file>